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science for intensive c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ackground to the topic in general. Then some recent stuff I have been working on. Current non-research role. Problems encountered, ways to improve and ideas for the future. Invite questions and comme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e mysel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ckground</text:p>
              </text:list-item>
              <text:list-item>
                <text:p>PhD theme and project out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cent developments in digital healthcare in general.</text:p>
              </text:list-item>
              <text:list-item>
                <text:p>Work going on in Bristol e.g. Sphere (get a slide from Raul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y interest in intensive care?</text:p>
              </text:list-item>
              <text:list-item>
                <text:p>Examples (MIMIC etc). Problems and open questions (technical and medical).</text:p>
              </text:list-item>
              <text:list-item>
                <text:p>How does intensive care tie in with wider healthcare context. (linking care? - get slides from CB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vious work done by the group</text:p>
              </text:list-item>
              <text:list-item>
                <text:p>Psychological element. Nudge theory simple interventions to alter clinical decision making and behaviour (again slides from CB).</text:p>
              </text:list-item>
              <text:list-item>
                <text:p>Dashboards. Making practical use of the data in real time, versus traditional research approach (links to my current rol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tline the problem</text:p>
              </text:list-item>
              <text:list-item>
                <text:p>Discuss some previous work and how our approach diff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w photo of discharge board </text:p>
              </text:list-item>
              <text:list-item>
                <text:p>Explain work flow (data entry and validation)</text:p>
              </text:list-item>
              <text:list-item>
                <text:p>Complexities of who is ready for discharge, who goes on the board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charge classifier (motivate..) </text:p>
              </text:list-item>
              <text:list-item>
                <text:p>Show time of day plot and explain discharge process </text:p>
              </text:list-item>
              <text:list-item>
                <text:p>Partial automation of discharge process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urse led discharge criteria</text:p>
              </text:list-item>
              <text:list-item>
                <text:p>What are they?.</text:p>
              </text:list-item>
              <text:list-item>
                <text:p>Whey did we use them</text:p>
              </text:list-item>
              <text:list-item>
                <text:p>Show crite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how time series plot for a couple of patients. Explain what is going 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r approach (very basic)</text:p>
              </text:list-item>
              <text:list-item>
                <text:p>Explain in detail (several slides):</text:p>
              </text:list-item>
              <text:list-item>
                <text:p>Missing data. Negative extras. Multiple source cross validation. Complete case and sensitivity analysis. Demographic summary t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ults: ROC-PRC cur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ults: performance summary t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ults: feature importance.</text:p>
              </text:list-item>
              <text:list-item>
                <text:p>Clinically legi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ts of room for improvement:</text:p>
              </text:list-item>
              <text:list-item>
                <text:p>- more features</text:p>
              </text:list-item>
              <text:list-item>
                <text:p>- better transfer learning</text:p>
              </text:list-item>
              <text:list-item>
                <text:p>- more data (linkage projects)</text:p>
              </text:list-item>
              <text:list-item>
                <text:p>- learning online/active learning (ask Raul about this)</text:p>
              </text:list-item>
              <text:list-item>
                <text:p><text:s/>-more from pap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nsive care discha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ngs not accounted for:</text:p>
              </text:list-item>
              <text:list-item>
                <text:p>Diagnoses and other important factors</text:p>
              </text:list-item>
              <text:list-item>
                <text:p>Temporal effects (time of year, ICU strai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cision support, dashboard</text:p>
              </text:list-item>
              <text:list-item>
                <text:p>Also general data scientist: examples of mini-projects (SOFA, fluid balance, weening)</text:p>
              </text:list-item>
              <text:list-item>
                <text:p>Show the dashboard! (embed in reveal.js ? - a carefully crafted example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iteboard and classifier evaluation</text:p>
              </text:list-item>
              <text:list-item>
                <text:p>Show some nice pictures</text:p>
              </text:list-item>
              <text:list-item>
                <text:p>Talk about process evaluation and transfer to digital hopsit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and comment ple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pecially would like questions on:</text:p>
              </text:list-item>
              <text:list-item>
                <text:p>- methods for imputation</text:p>
              </text:list-item>
              <text:list-item>
                <text:p>- incomplete multivariate time series</text:p>
              </text:list-item>
              <text:list-item>
                <text:p>- transfer learn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0:08:56.182246624</meta:creation-date>
    <meta:generator>LibreOffice/5.1.6.2$Linux_X86_64 LibreOffice_project/10m0$Build-2</meta:generator>
    <dc:date>2018-12-06T10:47:26.051869666</dc:date>
    <meta:editing-duration>PT38M22S</meta:editing-duration>
    <meta:editing-cycles>19</meta:editing-cycles>
    <meta:document-statistic meta:object-count="97"/>
  </office:meta>
</office:document-meta>
</file>